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79af" officeooo:paragraph-rsid="001179af"/>
    </style:style>
    <style:style style:name="P2" style:family="paragraph" style:parent-style-name="Standard">
      <style:text-properties fo:language="en" fo:country="US" officeooo:rsid="001608b5"/>
    </style:style>
    <style:style style:name="P3" style:family="paragraph" style:parent-style-name="Standard">
      <style:text-properties fo:language="ru" fo:country="RU" officeooo:rsid="0018784e" officeooo:paragraph-rsid="0018784e"/>
    </style:style>
    <style:style style:name="P4" style:family="paragraph" style:parent-style-name="Standard">
      <style:text-properties officeooo:paragraph-rsid="002642cd"/>
    </style:style>
    <style:style style:name="P5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292058"/>
    </style:style>
    <style:style style:name="P6" style:family="paragraph" style:parent-style-name="Standard">
      <style:paragraph-properties fo:margin-left="0cm" fo:margin-right="0cm" fo:text-indent="1.021cm" style:auto-text-indent="false"/>
      <style:text-properties fo:language="ru" fo:country="RU" officeooo:rsid="0018784e" officeooo:paragraph-rsid="002c713a"/>
    </style:style>
    <style:style style:name="P7" style:family="paragraph" style:parent-style-name="Standard">
      <style:paragraph-properties fo:margin-left="0cm" fo:margin-right="0cm" fo:text-indent="1.021cm" style:auto-text-indent="false"/>
      <style:text-properties fo:language="ru" fo:country="RU" officeooo:rsid="0018784e" officeooo:paragraph-rsid="002dc7d8"/>
    </style:style>
    <style:style style:name="P8" style:family="paragraph" style:parent-style-name="Heading_20_2">
      <style:text-properties officeooo:rsid="002e629e"/>
    </style:style>
    <style:style style:name="P9" style:family="paragraph" style:parent-style-name="Standard" style:list-style-name="L4"/>
    <style:style style:name="P10" style:family="paragraph" style:parent-style-name="Standard" style:list-style-name="L4">
      <style:text-properties officeooo:paragraph-rsid="00234d5a"/>
    </style:style>
    <style:style style:name="P11" style:family="paragraph" style:parent-style-name="Standard" style:list-style-name="L4">
      <style:text-properties officeooo:paragraph-rsid="002642cd"/>
    </style:style>
    <style:style style:name="P12" style:family="paragraph" style:parent-style-name="Standard" style:list-style-name="L4">
      <style:text-properties fo:language="en" fo:country="US" officeooo:paragraph-rsid="001179af"/>
    </style:style>
    <style:style style:name="P13" style:family="paragraph" style:parent-style-name="Standard" style:list-style-name="L4">
      <style:text-properties fo:language="en" fo:country="US" officeooo:paragraph-rsid="001c0284"/>
    </style:style>
    <style:style style:name="P14" style:family="paragraph" style:parent-style-name="Standard" style:list-style-name="L4">
      <style:text-properties fo:language="ru" fo:country="RU" officeooo:rsid="001179af" officeooo:paragraph-rsid="001ef1ab"/>
    </style:style>
    <style:style style:name="P15" style:family="paragraph" style:parent-style-name="Standard" style:list-style-name="L4">
      <style:text-properties fo:language="ru" fo:country="RU" officeooo:rsid="001179af" officeooo:paragraph-rsid="0020f766"/>
    </style:style>
    <style:style style:name="P16" style:family="paragraph" style:parent-style-name="Standard" style:list-style-name="L4">
      <style:text-properties fo:language="ru" fo:country="RU" officeooo:rsid="00263c72" officeooo:paragraph-rsid="00263c72"/>
    </style:style>
    <style:style style:name="P17" style:family="paragraph" style:parent-style-name="Standard" style:list-style-name="L4">
      <style:text-properties officeooo:rsid="002642cd" officeooo:paragraph-rsid="002642cd"/>
    </style:style>
    <style:style style:name="P18" style:family="paragraph" style:parent-style-name="Standard">
      <style:paragraph-properties fo:margin-left="0cm" fo:margin-right="0cm" fo:text-indent="1.021cm" style:auto-text-indent="false"/>
      <style:text-properties fo:language="ru" fo:country="RU" officeooo:rsid="001ffbbb" officeooo:paragraph-rsid="002e629e"/>
    </style:style>
    <style:style style:name="P19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1a367a"/>
    </style:style>
    <style:style style:name="P20" style:family="paragraph" style:parent-style-name="Heading_20_1">
      <style:text-properties officeooo:rsid="00271a70"/>
    </style:style>
    <style:style style:name="P21" style:family="paragraph" style:parent-style-name="Heading_20_1">
      <style:paragraph-properties fo:break-before="page"/>
      <style:text-properties officeooo:rsid="00271a70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79a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79af"/>
    </style:style>
    <style:style style:name="T4" style:family="text">
      <style:text-properties fo:language="ru" fo:country="RU" officeooo:rsid="0023c3f6"/>
    </style:style>
    <style:style style:name="T5" style:family="text">
      <style:text-properties fo:language="ru" fo:country="RU" officeooo:rsid="0027a467"/>
    </style:style>
    <style:style style:name="T6" style:family="text">
      <style:text-properties fo:language="ru" fo:country="RU" officeooo:rsid="00262a17"/>
    </style:style>
    <style:style style:name="T7" style:family="text">
      <style:text-properties fo:language="ru" fo:country="RU" officeooo:rsid="0026e207"/>
    </style:style>
    <style:style style:name="T8" style:family="text">
      <style:text-properties fo:language="ru" fo:country="RU" officeooo:rsid="00aeb835"/>
    </style:style>
    <style:style style:name="T9" style:family="text">
      <style:text-properties fo:language="ru" fo:country="RU" officeooo:rsid="001608b5"/>
    </style:style>
    <style:style style:name="T10" style:family="text">
      <style:text-properties fo:language="ru" fo:country="RU" officeooo:rsid="0018614f"/>
    </style:style>
    <style:style style:name="T11" style:family="text">
      <style:text-properties fo:language="ru" fo:country="RU" officeooo:rsid="001ad113"/>
    </style:style>
    <style:style style:name="T12" style:family="text">
      <style:text-properties fo:language="ru" fo:country="RU" officeooo:rsid="00234d5a"/>
    </style:style>
    <style:style style:name="T13" style:family="text">
      <style:text-properties fo:language="ru" fo:country="RU" officeooo:rsid="0026b7d4"/>
    </style:style>
    <style:style style:name="T14" style:family="text">
      <style:text-properties fo:language="ru" fo:country="RU" officeooo:rsid="00310dbe"/>
    </style:style>
    <style:style style:name="T15" style:family="text">
      <style:text-properties fo:language="ru" fo:country="RU" officeooo:rsid="003003ab"/>
    </style:style>
    <style:style style:name="T16" style:family="text">
      <style:text-properties fo:language="ru" fo:country="RU" officeooo:rsid="0032584f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5c005"/>
    </style:style>
    <style:style style:name="T19" style:family="text">
      <style:text-properties fo:language="en" fo:country="US" officeooo:rsid="001608b5"/>
    </style:style>
    <style:style style:name="T20" style:family="text">
      <style:text-properties fo:language="en" fo:country="US" officeooo:rsid="00262a17"/>
    </style:style>
    <style:style style:name="T21" style:family="text">
      <style:text-properties fo:language="en" fo:country="US" officeooo:rsid="00234d5a"/>
    </style:style>
    <style:style style:name="T22" style:family="text">
      <style:text-properties fo:language="en" fo:country="US" officeooo:rsid="00310dbe"/>
    </style:style>
    <style:style style:name="T23" style:family="text">
      <style:text-properties fo:language="en" fo:country="US" officeooo:rsid="003003ab"/>
    </style:style>
    <style:style style:name="T24" style:family="text">
      <style:text-properties fo:language="en" fo:country="US" officeooo:rsid="0032584f"/>
    </style:style>
    <style:style style:name="T25" style:family="text">
      <style:text-properties officeooo:rsid="00262a17"/>
    </style:style>
    <style:style style:name="T26" style:family="text">
      <style:text-properties officeooo:rsid="001a367a"/>
    </style:style>
    <style:style style:name="T27" style:family="text">
      <style:text-properties officeooo:rsid="001cfa81"/>
    </style:style>
    <style:style style:name="T28" style:family="text">
      <style:text-properties officeooo:rsid="001ef1ab"/>
    </style:style>
    <style:style style:name="T29" style:family="text">
      <style:text-properties officeooo:rsid="001ffbbb"/>
    </style:style>
    <style:style style:name="T30" style:family="text">
      <style:text-properties officeooo:rsid="0020f766"/>
    </style:style>
    <style:style style:name="T31" style:family="text">
      <style:text-properties officeooo:rsid="00234d5a"/>
    </style:style>
    <style:style style:name="T32" style:family="text">
      <style:text-properties officeooo:rsid="002642cd"/>
    </style:style>
    <style:style style:name="T33" style:family="text">
      <style:text-properties officeooo:rsid="00283e53"/>
    </style:style>
    <style:style style:name="T34" style:family="text">
      <style:text-properties officeooo:rsid="00288379"/>
    </style:style>
    <style:style style:name="T35" style:family="text">
      <style:text-properties officeooo:rsid="00292058"/>
    </style:style>
    <style:style style:name="T36" style:family="text">
      <style:text-properties officeooo:rsid="002af59b"/>
    </style:style>
    <style:style style:name="T37" style:family="text">
      <style:text-properties officeooo:rsid="002c713a"/>
    </style:style>
    <style:style style:name="T38" style:family="text">
      <style:text-properties officeooo:rsid="002dc7d8"/>
    </style:style>
    <style:style style:name="T39" style:family="text">
      <style:text-properties officeooo:rsid="003003ab"/>
    </style:style>
    <style:style style:name="T40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План статьи</text:h>
      <text:p text:style-name="Standard"/>
      <text:p text:style-name="Standard"><text:bookmark-start text:name="__DdeLink__1_707102545"/>Разработка систем для тестирования средств автоматизации в нефтедобывающей отрасли<text:bookmark-end text:name="__DdeLink__1_707102545"/></text:p>
      <text:list xml:id="list2096629178014497232" text:style-name="L4">
        <text:list-item>
          <text:p text:style-name="P9">Краткое описание автоматизируемых <text:span text:style-name="T29">устройств</text:span> (типы устройств и датчиков, их количества в системе и т. д);</text:p>
          <text:p text:style-name="P12"><text:span text:style-name="T1">- </text:span><text:span text:style-name="T3">Задвижка(</text:span><text:span text:style-name="T4">Открыта, Закрыта, Открыть, Закрыть, Стоп, Авария, </text:span><text:span text:style-name="T5">Местное управление, Дистанционное управление, Готов к пуску, </text:span><text:span text:style-name="T11">Период открытия/закрытия, Время схода с концевиков</text:span><text:span text:style-name="T3">)</text:span></text:p>
          <text:p text:style-name="P13"><text:span text:style-name="T3">- Клапан с аналоговым управлением(</text:span><text:span text:style-name="T6">Положение клапана</text:span><text:span text:style-name="T4">, </text:span><text:span text:style-name="T6">Дистанционное управление</text:span><text:span text:style-name="T4">, </text:span><text:span text:style-name="T5">Местное управление</text:span><text:span text:style-name="T6">, Готов к пуску, Управление клапаном(</text:span><text:span text:style-name="T25">AO</text:span><text:span text:style-name="T6">),</text:span><text:span text:style-name="T7">Авария</text:span><text:span text:style-name="T11">), </text:span><text:span text:style-name="T3">)</text:span></text:p>
          <text:p text:style-name="P12"><text:span text:style-name="T3">- клапан с дискретным управлением</text:span><text:span text:style-name="T8">(Уменьшить % открытия клапана, Увеличить % открытия клапана, Стоп перемещения клапана, Полное закрытие, Полное открытие, Местный режим управления клапаном, Дистанционный режим управления, Общая авария блока управления клапаном, Готовность блока управления клапаном, Положение регулирующего клапана)</text:span></text:p>
          <text:p text:style-name="P14">- датчики аналоговые (уровень, давление, загазованность, <text:span text:style-name="T27">расход</text:span>). <text:span text:style-name="T28">Данные датчики имеют пороговые значения(верхнее/нижнее аварийное/предупредительное): В.А.У., Н.А.У., В.П.У., Н.П.У.</text:span></text:p>
          <text:p text:style-name="P15">- датчики дискретные(аварийный уровень, аварийное давление)</text:p>
          <text:p text:style-name="P15"><text:span text:style-name="T30">- исполнительное устройство(Включить, Включено, Выключено, Авария)</text:span></text:p>
          <text:p text:style-name="P15">.</text:p>
        </text:list-item>
      </text:list>
      <text:p text:style-name="P1"/>
      <text:list xml:id="list173057934167499" text:continue-numbering="true" text:style-name="L4">
        <text:list-item>
          <text:p text:style-name="P10">Описание применяемых в разработке средств (протоколы, языки) и предусмотренных для них систем тестирования:</text:p>
          <text:p text:style-name="P10"><text:span text:style-name="T31">- какие выгоды позволит получить применение связки </text:span><text:span text:style-name="T21">C++/Qt </text:span><text:span text:style-name="T12">вместо например «</text:span><text:span text:style-name="T21">.N</text:span><text:span text:style-name="T21"><office:annotation><dc:creator>&lt;анонимный&gt;</dc:creator><dc:date>2013-12-27T14:51:40</dc:date><text:p text:style-name="P22"><text:span text:style-name="T40">OpenSource проекты обычно быстрее получают комерческое применение</text:span></text:p></office:annotation></text:span><text:span text:style-name="T21">ET,</text:span><text:span text:style-name="T12">»</text:span></text:p>
          <text:p text:style-name="P10"><text:span text:style-name="T31">- </text:span>cppUnit, QtTest —<text:span text:style-name="T31"> какие выгоды планируется получить использованием стандартные библиотеки для повышения качества разрабатываемого ПО;</text:span></text:p>
          <text:p text:style-name="P10"><text:span text:style-name="T31">-</text:span> <text:span text:style-name="T18">KEPServerEx —</text:span><text:span text:style-name="T12"> какую выгоду позволит получить применение </text:span><text:span text:style-name="T21">OPC </text:span><text:span text:style-name="T12">сервера;</text:span></text:p>
          <text:p text:style-name="P16">-...............</text:p>
        </text:list-item>
      </text:list>
      <text:p text:style-name="Standard"/>
      <text:list xml:id="list173057937147346" text:continue-numbering="true" text:style-name="L4">
        <text:list-item>
          <text:p text:style-name="P11">Описание схемы построения процесса разработки через:</text:p>
          <text:p text:style-name="P17">- проектирование</text:p>
          <text:p text:style-name="P11"><text:span text:style-name="T32">-</text:span> <text:span text:style-name="T32">разработку тестов</text:span></text:p>
          <text:p text:style-name="P17">- написания классов (анализа, затем проектирования)</text:p>
          <text:p text:style-name="P11"><text:span text:style-name="T32">-</text:span>тестирование;</text:p>
        </text:list-item>
      </text:list>
      <text:p text:style-name="P4"/>
      <text:list xml:id="list173057939145032" text:continue-numbering="true" text:style-name="L4">
        <text:list-item>
          <text:p text:style-name="P9"><text:span text:style-name="T9">Методы оптимизации построения систем </text:span><text:span text:style-name="T13">автоматизации тестирования </text:span><text:span text:style-name="T9">с использованием средств, </text:span><text:span text:style-name="T10">представленных</text:span><text:span text:style-name="T9"> в (п.п.2) </text:span><text:span text:style-name="T19">(</text:span>Анализ результатов.<text:span text:style-name="T19">)</text:span></text:p>
        </text:list-item>
      </text:list>
      <text:p text:style-name="P2"/>
      <text:p text:style-name="P3">Статья на тему «Разработка систем для тестирования средств автоматизации в нефтедобывающей отрасли»</text:p>
      <text:p text:style-name="P3"/>
      <text:h text:style-name="P21" text:outline-level="1">Статья</text:h>
      <text:p text:style-name="P3"/>
      <text:h text:style-name="P8" text:outline-level="2">Введение</text:h>
      <text:p text:style-name="P5"><text:span text:style-name="T33">В настоящее время</text:span> в мире <text:span text:style-name="T34">все большее распространение получают процессы </text:span><text:s/>автоматизаци<text:span text:style-name="T34">и </text:span>и компьютеризация во всех отраслях. Эт<text:span text:style-name="T34">и процессы</text:span> коснул<text:span text:style-name="T35">и</text:span>сь и нефтедобывающей отрасли. </text:p>
      <text:p text:style-name="P6">В нефтедобывающей отрасли автоматизации требуют такие <text:span text:style-name="T36">процессы </text:span>как мониторинг <text:span text:style-name="T37">состояния технологических объектов, накопление статистической информации о их состоянии, </text:span>оповещение <text:span text:style-name="T37">обслуживающего персонала о <text:s/>возникновении </text:span>экстренной ситуации <text:span text:style-name="T37">и выполнение автоматизированных действий для предотвращения разрастания экологических угроз и человеческих жертв после возникновения нештатных ситуаций</text:span>.</text:p>
      <text:p text:style-name="P7"><text:span text:style-name="T38">Применение сложных автоматических систем управления технологическим процессом </text:span>позволит сократить затраты на обслуживание <text:span text:style-name="T38">и в то же</text:span> время <text:span text:style-name="T38">снизить <text:s/>вероятность возникновения</text:span> аварийных ситуаций.</text:p>
      <text:p text:style-name="P7"/>
      <text:h text:style-name="Heading_20_2" text:outline-level="2">Краткое описание автоматизируемых <text:span text:style-name="T29">устройств</text:span></text:h>
      <text:p text:style-name="P18"/>
      <text:p text:style-name="P7">Мониторинг <text:span text:style-name="T26"><office:annotation office:name="__Fieldmark__129_987411986"><dc:creator>&lt;анонимный&gt;</dc:creator><dc:date>2013-12-27T15:04:45</dc:date><text:p text:style-name="P22"><text:span text:style-name="T41">Переписать раздел полностью</text:span></text:p></office:annotation></text:span>датчиков позволит <text:s text:c="2"/>вовремя предупреждать оператора об износе, и не будут тратить время рабочего на фиксирование показаний каждого датчика. Ведение логов опроса позволит, если все таки произойдет аварийная ситуация, установить причину пришествия. </text:p>
      <text:p text:style-name="P19">Предполагается, что будут опрашиваться следующие датчики: датчики давления, температуры, уровня, клапан и задвижка. ПО для датчиков давления, температуры, уровня должно обеспечивать эмуляцию аналогово<text:span text:style-name="T26">го</text:span> датчика с сигналом типа: «пила». <text:span text:style-name="T26">ПО для задвижки должно обеспечивать эмуляцию задвижки т. е. <text:s/>Открыта, Закрыта, Открыть, Закрыть, Стоп, Авария, Местное управление, Дистанционное управление, Готов к пуску. ПО для клапана должно обеспечивать эмуляцию клапана с анал</text:span><text:span text:style-name="T26"><office:annotation office:name="__Fieldmark__129_987411986"><dc:creator>&lt;анонимный&gt;</dc:creator><dc:date>2013-12-27T15:04:45</dc:date><text:p text:style-name="P22"><text:span text:style-name="T41">Переписать раздел полностью</text:span></text:p></office:annotation></text:span><text:span text:style-name="T26">оговой регулировкой положения т. е. <text:s/>Положение клапана, Дистанционное управление, Готов к пуску, Управление клапаном(</text:span><text:span text:style-name="T20">AO</text:span><text:span text:style-name="T25">),Авария.</text:span></text:p>
      <text:h text:style-name="Heading_20_2" text:outline-level="2"><text:span text:style-name="T25">О</text:span>писание применяемых в разработке средств</text:h>
      <text:p text:style-name="Text_20_body"><text:span text:style-name="T39">Основой построения системы является связка языка </text:span><text:span text:style-name="T23">C++ </text:span><text:span text:style-name="T15">и фреймворка </text:span><text:span text:style-name="T23">Qt. </text:span><text:span text:style-name="T15">Данный выбор обусловлен переносимостью между различными операционными системами, удобством разработки графического интерфейса пользователя, используя средства предоставляемые </text:span><text:span text:style-name="T23">Qt. </text:span><text:span text:style-name="T15">Переносимость является одним из ключевых отличий от других подобных средств (.</text:span><text:span text:style-name="T23">NET), </text:span><text:span text:style-name="T15">а так же более низким потреблением клиентских ресурсов (</text:span><text:span text:style-name="T23">Java)</text:span><text:span text:style-name="T15">. </text:span></text:p>
      <text:p text:style-name="Text_20_body"><text:span text:style-name="T2">Так же </text:span><text:span text:style-name="T17">Qt </text:span><text:span text:style-name="T2">предоставляет встроенные средства тестирования (</text:span><text:span text:style-name="T17">QtTest), </text:span><text:span text:style-name="T2">что наряду с библиотекой </text:span><text:span text:style-name="T17">cppUnit </text:span><text:span text:style-name="T2">позволяет автоматизировать процесс тестирования системы.</text:span></text:p>
      <text:p text:style-name="Text_20_body"><text:span text:style-name="T2">Для </text:span><text:span text:style-name="T14">удобства работы с различными типами устройств применяется </text:span><text:span text:style-name="T22">OPC </text:span><text:span text:style-name="T14">сервер </text:span><text:span text:style-name="T22">(</text:span><text:span text:style-name="T18">KEPServerEx</text:span><text:span text:style-name="T22">). </text:span><text:span text:style-name="T16">Он предоставляет единый интерфейс для работы с датчиками, устройствами и т. 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text-indent="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26T12:18:19</meta:creation-date>
    <dc:date>2014-01-07T17:30:57.885000000</dc:date>
    <meta:editing-duration>PT34M37S</meta:editing-duration>
    <meta:editing-cycles>38</meta:editing-cycles>
    <meta:generator>LibreOffice/4.1.2.3$Windows_x86 LibreOffice_project/40b2d7fde7e8d2d7bc5a449dc65df4d08a7dd38</meta:generator>
    <meta:document-statistic meta:table-count="0" meta:image-count="0" meta:object-count="0" meta:page-count="2" meta:paragraph-count="34" meta:word-count="515" meta:character-count="4383" meta:non-whitespace-character-count="3894"/>
  </office:meta>
</office:document-meta>
</file>